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44347417C2061456.png" manifest:media-type="image/png"/>
  <manifest:file-entry manifest:full-path="Pictures/1000000000000780000004384DB7D83F6D1D272D.png" manifest:media-type="image/png"/>
  <manifest:file-entry manifest:full-path="Pictures/100000000000024C000001AC2C9BCBCB05D094F2.jpg" manifest:media-type="image/jpeg"/>
  <manifest:file-entry manifest:full-path="Pictures/10000001000004B70000032545624C95795CECD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opacity="98%" draw:textarea-horizontal-align="justify" draw:textarea-vertical-align="middle" draw:auto-grow-height="false" fo:min-height="1.02cm" fo:min-width="4.898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4.195cm" fo:min-width="6.167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4.195cm" fo:min-width="6.75cm"/>
    </style:style>
    <style:style style:name="gr5" style:family="graphic" style:parent-style-name="standard">
      <style:graphic-properties draw:fill="none" draw:opacity="98%" draw:textarea-horizontal-align="justify" draw:textarea-vertical-align="middle" draw:auto-grow-height="false" fo:min-height="2.29cm" fo:min-width="6.485cm"/>
      <style:paragraph-properties style:writing-mode="lr-tb"/>
    </style:style>
    <style:style style:name="gr6" style:family="graphic" style:parent-style-name="standard">
      <style:graphic-properties draw:marker-start="Circle" draw:marker-start-width="0.3cm" draw:marker-end="Arrowheads_20_1" draw:marker-end-width="0.3cm" draw:textarea-vertical-align="middle"/>
    </style:style>
    <style:style style:name="gr7" style:family="graphic" style:parent-style-name="standard">
      <style:graphic-properties draw:marker-start="Circle" draw:marker-start-width="0.3cm" draw:marker-end="Arrowheads_20_2" draw:marker-end-width="0.3cm" draw:textarea-vertical-align="middle"/>
    </style:style>
    <style:style style:name="gr8" style:family="graphic" style:parent-style-name="standard">
      <style:graphic-properties draw:marker-start="Circle" draw:marker-start-width="0.3cm" draw:marker-end="Arrowheads_20_3" draw:marker-end-width="0.3cm" draw:textarea-vertical-align="middl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 draw:opacity="98%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67cm" svg:height="4.446cm" svg:x="2.3cm" svg:y="3.539cm">
          <draw:image xlink:href="Pictures/10000001000004B70000032545624C95795CECD1.png" xlink:type="simple" xlink:show="embed" xlink:actuate="onLoad" draw:mime-type="image/png">
            <text:p/>
          </draw:image>
        </draw:frame>
        <draw:custom-shape draw:style-name="gr2" draw:text-style-name="P3" draw:layer="layout" svg:width="5.398cm" svg:height="1.27cm" svg:x="2.835cm" svg:y="1.635cm">
          <text:p text:style-name="P2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67cm" svg:height="4.445cm" svg:x="2.3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398cm" svg:height="1.27cm" svg:x="19.415cm" svg:y="1.635cm">
          <text:p text:style-name="P2"><text:span text:style-name="T1">Cluster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253cm" svg:height="4.445cm" svg:x="18.512cm" svg:y="11.795cm">
          <draw:image xlink:href="Pictures/100000000000024C000001AC2C9BCBCB05D094F2.jpg" xlink:type="simple" xlink:show="embed" xlink:actuate="onLoad" draw:mime-type="image/jpeg">
            <text:p/>
          </draw:image>
        </draw:frame>
        <draw:custom-shape draw:style-name="gr4" draw:text-style-name="P1" draw:layer="layout" svg:width="7.25cm" svg:height="4.445cm" svg:x="18.462cm" svg:y="11.7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985cm" svg:height="2.54cm" svg:x="18.58cm" svg:y="16.91cm">
          <text:p text:style-name="P2"><text:span text:style-name="T1">Transformation and Analytic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937cm" svg:height="6.032cm" svg:x="1.318cm" svg:y="10.843cm">
          <draw:image xlink:href="Pictures/1000000000000780000004384DB7D83F6D1D272D.png" xlink:type="simple" xlink:show="embed" xlink:actuate="onLoad" draw:mime-type="image/png">
            <text:p/>
          </draw:image>
        </draw:frame>
        <draw:custom-shape draw:style-name="gr3" draw:text-style-name="P1" draw:layer="layout" svg:width="6.667cm" svg:height="4.445cm" svg:x="2cm" svg:y="11.7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398cm" svg:height="1.27cm" svg:x="2.417cm" svg:y="17.232cm">
          <text:p text:style-name="P2"><text:span text:style-name="T1">Destination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8.937cm" svg:y1="5.762cm" svg:x2="20.05cm" svg:y2="5.762cm">
          <text:p/>
        </draw:line>
        <draw:line draw:style-name="gr7" draw:text-style-name="P4" draw:layer="layout" svg:x1="22.59cm" svg:y1="7.985cm" svg:x2="22.59cm" svg:y2="11.795cm">
          <text:p/>
        </draw:line>
        <draw:line draw:style-name="gr8" draw:text-style-name="P4" draw:layer="layout" svg:x1="18.462cm" svg:y1="14.017cm" svg:x2="8.62cm" svg:y2="14.017cm">
          <text:p/>
        </draw:line>
        <draw:frame draw:style-name="gr9" draw:text-style-name="P4" draw:layer="layout" svg:width="5.992cm" svg:height="4.763cm" draw:transform="skewX (0.00837758040957278) translate (19.455cm 3.222cm)">
          <draw:image xlink:href="Pictures/10000001000002000000020044347417C206145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1T12:06:53.609989884</meta:creation-date>
    <dc:date>2022-11-01T13:14:47.100159207</dc:date>
    <meta:editing-duration>PT7M2S</meta:editing-duration>
    <meta:editing-cycles>3</meta:editing-cycles>
    <meta:generator>LibreOffice/7.3.3.2$Linux_X86_64 LibreOffice_project/30$Build-2</meta:generator>
    <meta:document-statistic meta:object-count="14"/>
  </office:meta>
</office:document-meta>
</file>